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F000001F347CF5A75.png" manifest:media-type="image/png"/>
  <manifest:file-entry manifest:full-path="Pictures/1000000000000400000002E67142E870.png" manifest:media-type="image/png"/>
  <manifest:file-entry manifest:full-path="Pictures/10000000000000C800000025C7F3F538.png" manifest:media-type="image/png"/>
  <manifest:file-entry manifest:full-path="Pictures/1000000000000080000000805EF50A5D.png" manifest:media-type="image/png"/>
  <manifest:file-entry manifest:full-path="Pictures/10000000000002D4000001F9588545BE.png" manifest:media-type="image/png"/>
  <manifest:file-entry manifest:full-path="Pictures/10000000000001BF000001BB84B6D1DE.png" manifest:media-type="image/png"/>
  <manifest:file-entry manifest:full-path="Pictures/10000000000000C80000004E67AC532C.png" manifest:media-type="image/png"/>
  <manifest:file-entry manifest:full-path="Pictures/10000000000001BF000001BBE0BF77F7.png" manifest:media-type="image/png"/>
  <manifest:file-entry manifest:full-path="Pictures/10000000000000C800000072E921275A.png" manifest:media-type="image/png"/>
  <manifest:file-entry manifest:full-path="Pictures/10000000000001BF000001BBE9BB18AF.png" manifest:media-type="image/png"/>
  <manifest:file-entry manifest:full-path="Pictures/10000000000000C800000059B34742E5.png" manifest:media-type="image/png"/>
  <manifest:file-entry manifest:full-path="Pictures/10000000000000C8000000B45FAE5E54.png" manifest:media-type="image/png"/>
  <manifest:file-entry manifest:full-path="Pictures/10000000000000C80000004327717E78.png" manifest:media-type="image/png"/>
  <manifest:file-entry manifest:full-path="Pictures/10000000000000C80000005A68647D99.png" manifest:media-type="image/png"/>
  <manifest:file-entry manifest:full-path="Pictures/1000000000000130000000B288FB971D.png" manifest:media-type="image/png"/>
  <manifest:file-entry manifest:full-path="Pictures/10000000000000C800000042A5EA14B5.png" manifest:media-type="image/png"/>
  <manifest:file-entry manifest:full-path="Pictures/10000000000000C800000050EDFAF99C.png" manifest:media-type="image/png"/>
  <manifest:file-entry manifest:full-path="Pictures/10000000000000C80000004BFCB2825C.png" manifest:media-type="image/png"/>
  <manifest:file-entry manifest:full-path="Pictures/1000000000000256000001ECC2BB6CEC.png" manifest:media-type="image/png"/>
  <manifest:file-entry manifest:full-path="Pictures/10000000000000C8000000409CC41427.png" manifest:media-type="image/png"/>
  <manifest:file-entry manifest:full-path="Pictures/10000000000000C80000004CC109BD01.png" manifest:media-type="image/png"/>
  <manifest:file-entry manifest:full-path="Pictures/10000000000000C80000005242306685.png" manifest:media-type="image/png"/>
  <manifest:file-entry manifest:full-path="Pictures/10000000000000C800000058B40348A3.png" manifest:media-type="image/png"/>
  <manifest:file-entry manifest:full-path="Pictures/10000000000000C8000000459EA77110.png" manifest:media-type="image/png"/>
  <manifest:file-entry manifest:full-path="Pictures/10000000000000C80000007B46225DB5.png" manifest:media-type="image/png"/>
  <manifest:file-entry manifest:full-path="Pictures/10000000000000C8000000AA9BBB160C.png" manifest:media-type="image/png"/>
  <manifest:file-entry manifest:full-path="Pictures/10000000000000C80000005AF9F9CAEE.png" manifest:media-type="image/png"/>
  <manifest:file-entry manifest:full-path="Pictures/10000000000000C80000005A4B6E8D5E.png" manifest:media-type="image/png"/>
  <manifest:file-entry manifest:full-path="Pictures/10000000000002D4000001F9AE1214BE.png" manifest:media-type="image/png"/>
  <manifest:file-entry manifest:full-path="Pictures/10000000000000C8000000758801C767.png" manifest:media-type="image/png"/>
  <manifest:file-entry manifest:full-path="Pictures/10000000000002D4000001F96710B720.png" manifest:media-type="image/png"/>
  <manifest:file-entry manifest:full-path="Pictures/10000000000003180000020716F43A81.png" manifest:media-type="image/png"/>
  <manifest:file-entry manifest:full-path="Pictures/10000000000000C80000008AF7458D1B.png" manifest:media-type="image/png"/>
  <manifest:file-entry manifest:full-path="Pictures/10000000000001300000015F211EFE46.png" manifest:media-type="image/png"/>
  <manifest:file-entry manifest:full-path="Pictures/10000000000002D4000001F9BF2F454F.png" manifest:media-type="image/png"/>
  <manifest:file-entry manifest:full-path="Pictures/10000000000002D1000001F3DAE8E5DF.png" manifest:media-type="image/png"/>
  <manifest:file-entry manifest:full-path="Pictures/10000000000002D4000001F9B2B64838.png" manifest:media-type="image/png"/>
  <manifest:file-entry manifest:full-path="Pictures/10000000000003020000023D186EFE72.png" manifest:media-type="image/png"/>
  <manifest:file-entry manifest:full-path="Pictures/10000000000001BF0000013079714926.png" manifest:media-type="image/png"/>
  <manifest:file-entry manifest:full-path="Pictures/100000000000044600000311CB08B067.jpg" manifest:media-type="image/jpeg"/>
  <manifest:file-entry manifest:full-path="Pictures/10000000000001F40000013CE0F800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Text_20_body" style:list-style-name="L3">
      <style:text-properties officeooo:rsid="00197ba0" officeooo:paragraph-rsid="00197ba0"/>
    </style:style>
    <style:style style:name="P32" style:family="paragraph" style:parent-style-name="Inside-itemize">
      <style:text-properties fo:language="it" fo:country="IT"/>
    </style:style>
    <style:style style:name="P33" style:family="paragraph" style:parent-style-name="Heading_20_2">
      <style:text-properties fo:language="it" fo:country="IT"/>
    </style:style>
    <style:style style:name="P34" style:family="paragraph" style:parent-style-name="Heading_20_1">
      <style:text-properties fo:language="it" fo:country="IT"/>
    </style:style>
    <style:style style:name="P35" style:family="paragraph" style:parent-style-name="Heading_20_1">
      <style:text-properties officeooo:paragraph-rsid="0007b4a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it" fo:country="IT"/>
    </style:style>
    <style:style style:name="P38"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officeooo:rsid="000cd7e3" style:font-weight-asian="normal" style:font-weight-complex="normal"/>
    </style:style>
    <style:style style:name="T5" style:family="text">
      <style:text-properties fo:language="it" fo:country="IT" officeooo:rsid="0014768e"/>
    </style:style>
    <style:style style:name="T6" style:family="text">
      <style:text-properties fo:language="it" fo:country="IT" officeooo:rsid="00163a77"/>
    </style:style>
    <style:style style:name="T7" style:family="text">
      <style:text-properties fo:language="it" fo:country="IT" officeooo:rsid="0017ad64"/>
    </style:style>
    <style:style style:name="T8" style:family="text">
      <style:text-properties fo:language="it" fo:country="IT" officeooo:rsid="001842c6"/>
    </style:style>
    <style:style style:name="T9" style:family="text">
      <style:text-properties fo:language="it" fo:country="IT" fo:font-weight="bold" style:font-weight-asian="bold" style:font-weight-complex="bold"/>
    </style:style>
    <style:style style:name="T10"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7">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5">6</text:span></text:span><text:span text:style-name="textbf"><text:span text:style-name="T1">.</text:span></text:span><text:span text:style-name="textbf"><text:span text:style-name="T8">2</text:span></text:span><text:span text:style-name="textbf"><text:span text:style-name="T1">-</text:span></text:span><text:span text:style-name="textbf"><text:span text:style-name="T6">6</text:span></text:span><text:span text:style-name="textbf"><text:span text:style-name="T8">1</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7"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4"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4"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5850639092365999611"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7666881833624467429"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4"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7" text:outline-level="1"><draw:frame draw:style-name="fr2" draw:name="1D__down_scite_doc_guida_a_rscite_lua.png" text:anchor-type="paragraph" svg:x="0cm" svg:y="0.526cm" svg:width="2.928cm" svg:height="2.928cm" draw:z-index="14"><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4"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4"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4"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E921275A.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B34742E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5FAE5E5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C7F3F53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68647D9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A5EA14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EDFAF99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FCB2825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67AC532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C109BD0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4230668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B40348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9EA7711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9BBB160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F9F9CAE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4B6E8D5E.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46225D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8801C767.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16F43A8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16F43A8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27717E7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F7458D1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3">File LISP : Esegui in CAD. </text:span></text:span><text:span text:style-name="textbf"><text:span text:style-name="T4">Nei file LSP (Lisp) è possibile utilizzare il tasto F5 per caricare il file corrente nel CAD </text:span></text:span><text:span text:style-name="T1"><text:s/></text:span><text:span text:style-name="T3">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4"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88FB971D.png" xlink:type="simple" xlink:show="embed" xlink:actuate="onLoad"/></draw:frame> </text:p>
      <text:p text:style-name="P6"/>
      <text:p text:style-name="P11"/>
      <text:h text:style-name="Heading_20_2" text:outline-level="2">Cosa contiene F12 </text:h>
      <text:list xml:id="list2248731144131678618"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31"><text:span text:style-name="T9">Procedura per criptare e decriptare un file</text:span><text:span text:style-name="T1"><text:line-break/>Con questa funzione, sfruttando il famoso software libero </text:span><text:span text:style-name="T9">GNU Privacy Guard</text:span><text:span text:style-name="T1">, è possibile criptare il file corrente e, ovviamente, decriptare il risultato per renderlo nuovamente leggibile. </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6"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AE1214BE.png" xlink:type="simple" xlink:show="embed" xlink:actuate="onLoad"/></draw:frame> </text:p>
      <text:h text:style-name="P35"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7911986483889512092"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2">Confronta e permette la fusione fra due o tre sorgenti di testo come file o intere cartelle; </text:p>
        </text:list-item>
        <text:list-item>
          <text:p text:style-name="P32">Consente la visualizzazione delle differenze in modalità linea o carattere; </text:p>
        </text:list-item>
        <text:list-item>
          <text:p text:style-name="P32">Permette la fusione semplificata dei file attraverso l’uso di funzioni automatiche; </text:p>
        </text:list-item>
        <text:list-item>
          <text:p text:style-name="P32">Dispone di un facile editore per la l’unione dei file e la risoluzione dei conflitti che possono insorgere; </text:p>
        </text:list-item>
        <text:list-item>
          <text:p text:style-name="P32">Consente l’utilizzo delle connessioni di rete attraverso l’uso di KIO; </text:p>
        </text:list-item>
        <text:list-item>
          <text:p text:style-name="P32">Consente di evidenziare o nascondere le modifiche apportate da spazi bianchi o commenti; </text:p>
        </text:list-item>
        <text:list-item>
          <text:p text:style-name="P32">Supporto per codifica Unicode, UTF-8 e altre...; </text:p>
        </text:list-item>
        <text:list-item>
          <text:p text:style-name="P32">Consente la stampa delle differenze; </text:p>
        </text:list-item>
        <text:list-item>
          <text:p text:style-name="P32">Supporto per "version control keyword and history"; </text:p>
        </text:list-item>
        <text:list-item>
          <text:p text:style-name="P32"><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5423655423658135890"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1726701106500955942"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6871820315637927884" text:style-name="list">
        <text:list-header>
          <text:p text:style-name="P38">&lt;h1&gt;Titolo <text:s/></text:p>
          <text:p text:style-name="P38">&lt;h2&gt;Sottotitolo&lt;/h2&gt; </text:p>
        </text:list-header>
        <text:list-item>
          <text:p text:style-name="P38"/>
        </text:list-item>
      </text:list>
      <text:p text:style-name="Text_20_body">viene corretto in : </text:p>
      <text:list xml:id="list174814673160355" text:style-name="list">
        <text:list-header>
          <text:p text:style-name="P38">&lt;h1&gt;Titolo&lt;h1&gt; <text:s/></text:p>
          <text:p text:style-name="P38">&lt;h2&gt;Sottotitolo&lt;/h2&gt; </text:p>
        </text:list-header>
        <text:list-item>
          <text:p text:style-name="P38"/>
        </text:list-item>
      </text:list>
      <text:p text:style-name="Text_20_body"><text:span text:style-name="textbf"><text:span text:style-name="T1">Correzione ordinamento TAG</text:span></text:span><text:span text:style-name="T1"> : </text:span></text:p>
      <text:list xml:id="list174814673170350" text:style-name="list">
        <text:list-header>
          <text:p text:style-name="P38">&lt;p&gt;Questo è un paragrafo &lt;b&gt;grassetto &lt;i&gt; <text:s/></text:p>
          <text:p text:style-name="P38">grassetto italico&lt;/b&gt; grassetto?&lt;/i&gt; normale? </text:p>
        </text:list-header>
        <text:list-item>
          <text:p text:style-name="P38"/>
        </text:list-item>
      </text:list>
      <text:p text:style-name="Text_20_body">viene corretto in : </text:p>
      <text:list xml:id="list174814673150258" text:style-name="list">
        <text:list-header>
          <text:p text:style-name="P38">&lt;p&gt;Questo è un paragrafo &lt;b&gt;grassetto &lt;i&gt; <text:s/></text:p>
          <text:p text:style-name="P38">grassetto italico&lt;/i&gt; grassetto?&lt;/b&gt; normale? </text:p>
        </text:list-header>
        <text:list-item>
          <text:p text:style-name="P38"/>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8">&lt;td&gt;&lt;img src="prova.gif"&gt;&lt;/td&gt; </text:p>
          <text:p text:style-name="P38">&lt;td&gt;&lt;img src="prova.gif"&gt;&lt;/td&gt; </text:p>
        </text:list-header>
        <text:list-item>
          <text:p text:style-name="P38"/>
        </text:list-item>
      </text:list>
      <text:p text:style-name="Text_20_body">viene trasformato in : </text:p>
      <text:list xml:id="list174814673173619" text:style-name="list">
        <text:list-header>
          <text:p text:style-name="P38">&lt;td&gt; &lt;img src="prova.gif"&gt; &lt;/td&gt; <text:s/></text:p>
          <text:p text:style-name="P38">&lt;td&gt; &lt;img src="prova.gif"&gt; &lt;/td&gt; </text:p>
        </text:list-header>
        <text:list-item>
          <text:p text:style-name="P38"/>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3"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8"><text:soft-page-break/>command.go.$(file.patterns.php)= </text:p>
        </text:list-header>
        <text:list-item>
          <text:p text:style-name="P38"/>
        </text:list-item>
      </text:list>
      <text:p text:style-name="Text_20_body">Se, ad esempio, avessimo installato PHP-GTK (file php.exe) in c:\php-gtk2, dovremo scrivere : </text:p>
      <text:list xml:id="list174814689142843" text:style-name="list">
        <text:list-header>
          <text:p text:style-name="P38">command.go.$(file.patterns.php)=”C:/PHP-Gtk2/php.exe” -f “$(FilePath)” </text:p>
        </text:list-header>
        <text:list-item>
          <text:p text:style-name="P38"/>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1777958775367311398"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E0F80035.png" xlink:type="simple" xlink:show="embed" xlink:actuate="onLoad"/></draw:frame> </text:p>
      <text:p text:style-name="P6"/>
      <text:p text:style-name="Text_20_body"><text:soft-page-break/>Ecco comparire l’aiuto relativo! </text:p>
      <text:h text:style-name="P33"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8">BRACKET: #000099 <text:s/></text:p>
          <text:p text:style-name="P38">COMMENT: #FF9900 <text:s/></text:p>
          <text:p text:style-name="P38">CONSTANT: #552200 <text:s/></text:p>
          <text:p text:style-name="P38">FUNCTION KEYWORDS: #0000FF <text:s/></text:p>
          <text:p text:style-name="P38">FUNCTIONS: #0000FF <text:s/></text:p>
          <text:p text:style-name="P38">IDENTIFIER: #000000 <text:s/></text:p>
          <text:p text:style-name="P38">NUMBER: #FF0000 <text:s/></text:p>
          <text:p text:style-name="P38">OPERATOR: #0000FF <text:s/></text:p>
          <text:p text:style-name="P38">RESERVED: #006600 <text:s/></text:p>
          <text:p text:style-name="P38">STRING: #CC0000 <text:s/></text:p>
          <text:p text:style-name="P38">TYPES: #009999 <text:s/></text:p>
          <text:p text:style-name="P38">VARIABLES: #0066FF <text:s/></text:p>
          <text:p text:style-name="P38">TAGS: #000099</text:p>
        </text:list-header>
        <text:list-item>
          <text:p text:style-name="P38"/>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8">style.hypertext.1 (Tags) <text:s/></text:p>
          <text:p text:style-name="P38">style.hypertext.34 (Testo Predefinito) <text:s/></text:p>
          <text:p text:style-name="P38">style.hypertext.35 (Testo Predefinito) <text:s/></text:p>
          <text:p text:style-name="P38">style.hypertext.118 (Identificatori) <text:s/></text:p>
          <text:p text:style-name="P38">style.hypertext.119 (Stringhe racchiuse tra doppi apici) <text:s/></text:p>
          <text:p text:style-name="P38">style.hypertext.120 (Stringhe racchiuse tra apici singoli) <text:s/></text:p>
          <text:p text:style-name="P38">style.hypertext.121 (Parole chiave) <text:s/></text:p>
          <text:p text:style-name="P38">style.hypertext.122 (Numeri) <text:s/></text:p>
          <text:p text:style-name="P38">style.hypertext.123 (Variabili) <text:s/></text:p>
          <text:p text:style-name="P38">style.hypertext.124 (Commenti) <text:s/></text:p>
          <text:p text:style-name="P38">style.hypertext.125 (Commenti a linea singola) <text:s/></text:p>
          <text:p text:style-name="P38">style.hypertext.126 (Variabili PHP presenti nelle stringhe) <text:s/></text:p>
          <text:p text:style-name="P38">style.hypertext.127 (Operatori)</text:p>
        </text:list-header>
        <text:list-item>
          <text:p text:style-name="P38"/>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8">style.hypertext.1=fore:#000099 <text:s/></text:p>
          <text:p text:style-name="P38">style.hypertext.34=fore:#FF0000 <text:s/></text:p>
          <text:p text:style-name="P38">style.hypertext.35=fore:#FF0000 <text:s/></text:p>
          <text:p text:style-name="P38">style.hypertext.118=fore:#000000 <text:s/></text:p>
          <text:p text:style-name="P38">style.hypertext.119=fore:#CC0000 <text:s/></text:p>
          <text:p text:style-name="P38">style.hypertext.120=fore:#CC0000 <text:s/></text:p>
          <text:p text:style-name="P38">style.hypertext.121=fore:#0000FF <text:s/></text:p>
          <text:p text:style-name="P38">style.hypertext.122=fore:#FF0000 <text:s/></text:p>
          <text:p text:style-name="P38"><text:soft-page-break/>style.hypertext.123=fore:#0066FF <text:s/></text:p>
          <text:p text:style-name="P38">style.hypertext.124=fore:#FF9900 <text:s/></text:p>
          <text:p text:style-name="P38">style.hypertext.125=fore:#FF9900 <text:s/></text:p>
          <text:p text:style-name="P38">style.hypertext.126=fore:#0066FF <text:s/></text:p>
          <text:p text:style-name="P38">style.hypertext.127=fore:#000099 </text:p>
        </text:list-header>
        <text:list-item>
          <text:p text:style-name="P38"/>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8">#########Definizione Colori per fondo nero########### </text:p>
          <text:p text:style-name="P38">#impostazioni generali <text:s/></text:p>
          <text:p text:style-name="P38">style.*.32=$(font.base),back:#000000,fore:#ffffff <text:s/></text:p>
          <text:p text:style-name="P38">style.*.33=back:000000,$(font.base) <text:s/></text:p>
          <text:p text:style-name="P38">style.*.37=fore:#939393 <text:s/></text:p>
          <text:p text:style-name="P38">caret.fore=#FFFFFF <text:s/></text:p>
          <text:p text:style-name="P38">selection.alpha=75 <text:s/></text:p>
          <text:p text:style-name="P38">selection.back=#FFFFFF <text:s/></text:p>
          <text:p text:style-name="P38">colour.keyword=fore:#649bff <text:s/></text:p>
          <text:p text:style-name="P38">colour.operator=fore:#727272 </text:p>
          <text:p text:style-name="P38">style.errorlist.32=$(font.small),back:#ffffff </text:p>
          <text:p text:style-name="P38">###Impostazioni linguaggio Lua### </text:p>
          <text:p text:style-name="P38">style.lua.32=$(font.code.base) <text:s/></text:p>
          <text:p text:style-name="P38">style.lua.13=$(style.lua.5) <text:s/></text:p>
          <text:p text:style-name="P38">style.lua.14=$(style.lua.5) <text:s/></text:p>
          <text:p text:style-name="P38">style.lua.15=$(style.lua.5) <text:s/></text:p>
          <text:p text:style-name="P38">style.lua.16=$(style.lua.5) <text:s/></text:p>
          <text:p text:style-name="P38">style.lua.17=$(style.lua.5) <text:s/></text:p>
          <text:p text:style-name="P38">style.lua.18=$(style.lua.5) <text:s/></text:p>
          <text:p text:style-name="P38">style.lua.19=$(style.lua.5) </text:p>
          <text:p text:style-name="P38"># Literal string <text:s/></text:p>
          <text:p text:style-name="P38">style.lua.8=$(colour.string),$(font.code.comment.box) <text:s/></text:p>
          <text:p text:style-name="P38"># Block comment (Lua 5.0) <text:s/></text:p>
          <text:p text:style-name="P38">style.lua.1=$(colour.code.comment.box),$(font.code.comment.box),eolfilled <text:s/></text:p>
          <text:p text:style-name="P38"># End of line where string is not closed <text:s/></text:p>
          <text:p text:style-name="P38">style.lua.12=eolfilled </text:p>
          <text:p text:style-name="P38">###Impostazioni linguaggio HTML### </text:p>
          <text:p text:style-name="P38">#HTML <text:s/></text:p>
          <text:p text:style-name="P38">style.hypertext.0=$(font.text) <text:s/></text:p>
          <text:p text:style-name="P38">#HTML TAG <text:s/></text:p>
          <text:p text:style-name="P38">style.hypertext.1=fore:#0000ff </text:p>
          <text:p text:style-name="P38">### Embedded Javascript ### <text:s/></text:p>
          <text:p text:style-name="P38">colour.embedded.js=back:#000000 <text:s/></text:p>
          <text:p text:style-name="P38"># JS Default <text:s/></text:p>
          <text:p text:style-name="P38">style.hypertext.41=bold,$(fontcolour.js),eolfilled <text:s/></text:p>
          <text:p text:style-name="P38"># JS Word <text:s/></text:p>
          <text:p text:style-name="P38">style.hypertext.46=$(fontcolour.js) </text:p>
          <text:p text:style-name="P38">###Impostazioni linguaggio PHP### <text:s/></text:p>
          <text:p text:style-name="P38"># Default <text:s/></text:p>
          <text:p text:style-name="P38">style.hypertext.118=eolfilled <text:s/></text:p>
          <text:p text:style-name="P38"># Double quoted String <text:s/></text:p>
          <text:p text:style-name="P38">style.hypertext.119=fore:#007F00 <text:s/></text:p>
          <text:p text:style-name="P38"># Single quoted string <text:s/></text:p>
          <text:p text:style-name="P38"><text:soft-page-break/>style.hypertext.120=fore:#009F00 <text:s/></text:p>
          <text:p text:style-name="P38"># Keyword <text:s/></text:p>
          <text:p text:style-name="P38">style.hypertext.121=$(colour.keyword) <text:s/></text:p>
          <text:p text:style-name="P38"># Number <text:s/></text:p>
          <text:p text:style-name="P38">style.hypertext.122=fore:#CC9900 <text:s/></text:p>
          <text:p text:style-name="P38"># Variable <text:s/></text:p>
          <text:p text:style-name="P38">style.hypertext.123=bold <text:s/></text:p>
          <text:p text:style-name="P38"># Comment <text:s/></text:p>
          <text:p text:style-name="P38">style.hypertext.124=fore:#999999,$(font.comment) <text:s/></text:p>
          <text:p text:style-name="P38"># One line comment <text:s/></text:p>
          <text:p text:style-name="P38">style.hypertext.125=fore:#666666,italics,$(font.comment) <text:s/></text:p>
          <text:p text:style-name="P38"># PHP variable in double quoted string <text:s/></text:p>
          <text:p text:style-name="P38">style.hypertext.126=fore:#00007F,italics <text:s/></text:p>
          <text:p text:style-name="P38"># PHP operator <text:s/></text:p>
          <text:p text:style-name="P38">style.hypertext.127= </text:p>
          <text:p text:style-name="P38">###Impostazioni linguaggio XML### </text:p>
          <text:p text:style-name="P38"># XML: eXtensible Markup Language <text:s/></text:p>
          <text:p text:style-name="P38"># Default <text:s/></text:p>
          <text:p text:style-name="P38">style.xml.0=$(font.text) <text:s/></text:p>
          <text:p text:style-name="P38"># Tags <text:s/></text:p>
          <text:p text:style-name="P38">style.xml.1=fore:#aaaa00 </text:p>
          <text:p text:style-name="P38">###Impostazioni linguaggio Batch### </text:p>
          <text:p text:style-name="P38"># Default Batch files <text:s/></text:p>
          <text:p text:style-name="P38">style.batch.0=$(font.text) <text:s/></text:p>
          <text:p text:style-name="P38"># operators <text:s/></text:p>
          <text:p text:style-name="P38">style.batch.7=$(font.text) </text:p>
          <text:p text:style-name="P38">###Impostazioni linguaggio InnoSetup### </text:p>
          <text:p text:style-name="P38"># Keyword <text:s/></text:p>
          <text:p text:style-name="P38">style.inno.2=$(colour.keyword) <text:s/></text:p>
          <text:p text:style-name="P38"># Parameter <text:s/></text:p>
          <text:p text:style-name="P38">style.inno.3=$(colour.keyword) </text:p>
          <text:p text:style-name="P38">#impostazioni per stampa corretta con fondo nero </text:p>
          <text:p text:style-name="P38">#colori invertiti </text:p>
          <text:p text:style-name="P38">print.colour.mode=1 <text:s/></text:p>
        </text:list-header>
        <text:list-item>
          <text:p text:style-name="P38"/>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5104390325884302370"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894405971461682618"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653844262962970546"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8801945397927387754"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9060210772608571621"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946534686796045004"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8068147898055730652"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10">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1.2$Windows_x86 LibreOffice_project/81898c9f5c0d43f3473ba111d7b351050be20261</meta:generator>
    <meta:creation-date>2014-12-16 13:45:00</meta:creation-date>
    <dc:date>2015-11-12T08:01:40.152000000</dc:date>
    <meta:editing-duration>PT1H24M6S</meta:editing-duration>
    <meta:editing-cycles>26</meta:editing-cycles>
    <meta:document-statistic meta:table-count="2" meta:image-count="44" meta:object-count="0" meta:page-count="37" meta:paragraph-count="751" meta:word-count="7625" meta:character-count="54841" meta:non-whitespace-character-count="47329"/>
  </office:meta>
</office:document-meta>
</file>